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5cm" fo:min-width="2.501cm"/>
    </style:style>
    <style:style style:name="gr5" style:family="graphic" style:parent-style-name="standard">
      <style:graphic-properties draw:fill="solid" draw:fill-color="#aecf00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svg:stroke-width="0.1cm" draw:marker-start="Arrow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808080" draw:marker-start-width="0.35cm" draw:marker-end="Arrow" draw:marker-end-width="0.45cm" draw:fill="none" draw:fill-color="#ffffcc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5cm" fo:min-width="2.5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color="#ff0000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fo:color="#0047ff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6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size="22pt" style:font-size-asian="22pt" style:font-size-complex="22pt"/>
    </style:style>
    <style:style style:name="T3" style:family="text">
      <style:text-properties fo:color="#0047ff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20cm" svg:x="1cm" svg:y="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4.599cm" svg:height="1.419cm" svg:x="2.401cm" svg:y="18.344cm">
          <text:p text:style-name="P2"><text:span text:style-name="T1"><text:s text:c="47"/></text:span><text:span text:style-name="T1">Memoria Constant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4.599cm" svg:height="1.418cm" svg:x="2.4cm" svg:y="16.685cm">
          <text:p text:style-name="P2"><text:span text:style-name="T1"><text:s text:c="47"/></text:span><text:span text:style-name="T1">Memoria de Textura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4.599cm" svg:height="1.419cm" svg:x="2.4cm" svg:y="14.934cm">
          <text:p text:style-name="P2"><text:span text:style-name="T1"><text:s text:c="47"/></text:span><text:span text:style-name="T1">Memoria Global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976cm" svg:height="12.225cm" svg:x="14.932cm" svg:y="1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layout" svg:width="4.083cm" svg:height="1.119cm" svg:x="18.617cm" svg:y="1.93cm">
          <draw:text-box>
            <text:p text:style-name="P4"><text:span text:style-name="T2">Bloque</text:span></text:p>
          </draw:text-box>
        </draw:frame>
        <draw:custom-shape draw:style-name="gr5" draw:text-style-name="P5" draw:layer="layout" svg:width="4.699cm" svg:height="1.935cm" svg:x="15.3cm" svg:y="6.386cm">
          <text:p text:style-name="P1"><text:span text:style-name="T3">HI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3.5cm" svg:height="2.119cm" svg:x="17.511cm" svg:y="9.518cm">
          <text:p text:style-name="P1">Memoria</text:p>
          <text:p text:style-name="P1">Local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7" draw:text-style-name="P1" draw:layer="layout" svg:x1="18.524cm" svg:y1="8.136cm" svg:x2="18.524cm" svg:y2="9.886cm">
          <text:p/>
        </draw:line>
        <draw:custom-shape draw:style-name="gr6" draw:text-style-name="P1" draw:layer="layout" svg:width="10.226cm" svg:height="2.119cm" svg:x="15.392cm" svg:y="3.069cm">
          <text:p text:style-name="P1">Memoria</text:p>
          <text:p text:style-name="P1">Compartida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7" draw:text-style-name="P1" draw:layer="layout" svg:x1="16.014cm" svg:y1="4.727cm" svg:x2="16.037cm" svg:y2="6.754cm">
          <text:p/>
        </draw:line>
        <draw:line draw:style-name="gr7" draw:text-style-name="P1" draw:layer="layout" svg:x1="15.806cm" svg:y1="8.136cm" svg:x2="15.806cm" svg:y2="15.046cm">
          <text:p/>
        </draw:line>
        <draw:line draw:style-name="gr8" draw:text-style-name="P1" draw:layer="layout" svg:x1="16.59cm" svg:y1="16.796cm" svg:x2="16.59cm" svg:y2="8.136cm">
          <text:p/>
        </draw:line>
        <draw:line draw:style-name="gr8" draw:text-style-name="P1" draw:layer="layout" svg:x1="17.396cm" svg:y1="18.454cm" svg:x2="17.396cm" svg:y2="8.136cm">
          <text:p/>
        </draw:line>
        <draw:custom-shape draw:style-name="gr5" draw:text-style-name="P5" draw:layer="layout" svg:width="4.699cm" svg:height="1.935cm" svg:x="21.195cm" svg:y="6.386cm">
          <text:p text:style-name="P1"><text:span text:style-name="T3">HI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3.501cm" svg:height="2.119cm" svg:x="23.406cm" svg:y="9.518cm">
          <text:p text:style-name="P1">Memoria</text:p>
          <text:p text:style-name="P1">Local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7" draw:text-style-name="P1" draw:layer="layout" svg:x1="24.419cm" svg:y1="8.136cm" svg:x2="24.419cm" svg:y2="9.886cm">
          <text:p/>
        </draw:line>
        <draw:line draw:style-name="gr7" draw:text-style-name="P1" draw:layer="layout" svg:x1="21.909cm" svg:y1="4.727cm" svg:x2="21.932cm" svg:y2="6.754cm">
          <text:p/>
        </draw:line>
        <draw:line draw:style-name="gr7" draw:text-style-name="P1" draw:layer="layout" svg:x1="21.702cm" svg:y1="8.136cm" svg:x2="21.702cm" svg:y2="15.046cm">
          <text:p/>
        </draw:line>
        <draw:line draw:style-name="gr8" draw:text-style-name="P1" draw:layer="layout" svg:x1="22.485cm" svg:y1="16.796cm" svg:x2="22.485cm" svg:y2="8.136cm">
          <text:p/>
        </draw:line>
        <draw:line draw:style-name="gr8" draw:text-style-name="P1" draw:layer="layout" svg:x1="23.291cm" svg:y1="18.454cm" svg:x2="23.291cm" svg:y2="8.136cm">
          <text:p/>
        </draw:line>
        <draw:custom-shape draw:style-name="gr3" draw:text-style-name="P1" draw:layer="layout" svg:width="11.976cm" svg:height="12.224cm" svg:x="2.401cm" svg:y="1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4" draw:layer="layout" svg:width="4.314cm" svg:height="1.119cm" svg:x="6.086cm" svg:y="1.929cm">
          <draw:text-box>
            <text:p text:style-name="P4"><text:span text:style-name="T2">Bloque</text:span></text:p>
          </draw:text-box>
        </draw:frame>
        <draw:custom-shape draw:style-name="gr5" draw:text-style-name="P5" draw:layer="layout" svg:width="4.699cm" svg:height="1.935cm" svg:x="2.769cm" svg:y="6.385cm">
          <text:p text:style-name="P1"><text:span text:style-name="T3">HI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3.502cm" svg:height="2.119cm" svg:x="4.98cm" svg:y="9.517cm">
          <text:p text:style-name="P1">Memoria</text:p>
          <text:p text:style-name="P1">Local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7" draw:text-style-name="P1" draw:layer="layout" svg:x1="5.994cm" svg:y1="8.135cm" svg:x2="5.994cm" svg:y2="9.885cm">
          <text:p/>
        </draw:line>
        <draw:custom-shape draw:style-name="gr6" draw:text-style-name="P1" draw:layer="layout" svg:width="10.227cm" svg:height="2.119cm" svg:x="2.861cm" svg:y="3.068cm">
          <text:p text:style-name="P1">Memoria</text:p>
          <text:p text:style-name="P1">Compartida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7" draw:text-style-name="P1" draw:layer="layout" svg:x1="3.483cm" svg:y1="4.727cm" svg:x2="3.506cm" svg:y2="6.754cm">
          <text:p/>
        </draw:line>
        <draw:line draw:style-name="gr7" draw:text-style-name="P1" draw:layer="layout" svg:x1="3.276cm" svg:y1="8.135cm" svg:x2="3.276cm" svg:y2="15.045cm">
          <text:p/>
        </draw:line>
        <draw:line draw:style-name="gr8" draw:text-style-name="P1" draw:layer="layout" svg:x1="4.059cm" svg:y1="16.795cm" svg:x2="4.059cm" svg:y2="8.135cm">
          <text:p/>
        </draw:line>
        <draw:line draw:style-name="gr8" draw:text-style-name="P1" draw:layer="layout" svg:x1="4.865cm" svg:y1="18.453cm" svg:x2="4.865cm" svg:y2="8.135cm">
          <text:p/>
        </draw:line>
        <draw:custom-shape draw:style-name="gr5" draw:text-style-name="P5" draw:layer="layout" svg:width="4.699cm" svg:height="1.935cm" svg:x="8.664cm" svg:y="6.385cm">
          <text:p text:style-name="P1"><text:span text:style-name="T3">HI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3.501cm" svg:height="2.119cm" svg:x="10.875cm" svg:y="9.517cm">
          <text:p text:style-name="P1">Memoria</text:p>
          <text:p text:style-name="P1">Local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7" draw:text-style-name="P1" draw:layer="layout" svg:x1="11.889cm" svg:y1="8.135cm" svg:x2="11.889cm" svg:y2="9.885cm">
          <text:p/>
        </draw:line>
        <draw:line draw:style-name="gr7" draw:text-style-name="P1" draw:layer="layout" svg:x1="9.379cm" svg:y1="4.727cm" svg:x2="9.402cm" svg:y2="6.754cm">
          <text:p/>
        </draw:line>
        <draw:line draw:style-name="gr7" draw:text-style-name="P1" draw:layer="layout" svg:x1="9.171cm" svg:y1="8.135cm" svg:x2="9.171cm" svg:y2="15.045cm">
          <text:p/>
        </draw:line>
        <draw:line draw:style-name="gr8" draw:text-style-name="P1" draw:layer="layout" svg:x1="9.954cm" svg:y1="16.795cm" svg:x2="9.954cm" svg:y2="8.135cm">
          <text:p/>
        </draw:line>
        <draw:line draw:style-name="gr8" draw:text-style-name="P1" draw:layer="layout" svg:x1="10.761cm" svg:y1="18.453cm" svg:x2="10.761cm" svg:y2="8.135cm">
          <text:p/>
        </draw:line>
        <draw:frame draw:style-name="gr10" draw:text-style-name="P6" draw:layer="layout" svg:width="2.847cm" svg:height="1.276cm" svg:x="13cm" svg:y="0.624cm">
          <draw:text-box>
            <text:p><text:span text:style-name="T4">Grill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5000b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drigo </meta:initial-creator>
    <meta:creation-date>2015-02-24T13:11:33</meta:creation-date>
    <dc:date>2015-02-24T15:11:25</dc:date>
    <dc:creator>rodrigo </dc:creator>
    <meta:editing-duration>PT1H50M38S</meta:editing-duration>
    <meta:editing-cycles>4</meta:editing-cycles>
    <meta:generator>LibreOffice/3.5$Linux_X86_64 LibreOffice_project/350m1$Build-2</meta:generator>
    <meta:document-statistic meta:object-count="39"/>
  </office:meta>
</office:document-meta>
</file>